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8333"/>
    </style:style>
    <style:style style:name="P2" style:family="paragraph" style:parent-style-name="Standard">
      <style:text-properties officeooo:rsid="0006f92e" officeooo:paragraph-rsid="0006f92e"/>
    </style:style>
    <style:style style:name="P3" style:family="paragraph" style:parent-style-name="Standard">
      <style:text-properties officeooo:rsid="0006f92e" officeooo:paragraph-rsid="0007b809"/>
    </style:style>
    <style:style style:name="P4" style:family="paragraph" style:parent-style-name="Standard">
      <style:text-properties officeooo:paragraph-rsid="0006f92e"/>
    </style:style>
    <style:style style:name="P5" style:family="paragraph" style:parent-style-name="Standard">
      <style:text-properties officeooo:rsid="0007b809" officeooo:paragraph-rsid="0007b809"/>
    </style:style>
    <style:style style:name="P6" style:family="paragraph" style:parent-style-name="Standard">
      <style:text-properties officeooo:paragraph-rsid="0007b809"/>
    </style:style>
    <style:style style:name="P7" style:family="paragraph" style:parent-style-name="Standard">
      <style:text-properties officeooo:rsid="000954d0" officeooo:paragraph-rsid="000954d0"/>
    </style:style>
    <style:style style:name="P8" style:family="paragraph" style:parent-style-name="Standard">
      <style:text-properties officeooo:paragraph-rsid="00097f48"/>
    </style:style>
    <style:style style:name="P9" style:family="paragraph" style:parent-style-name="Standard">
      <style:text-properties officeooo:paragraph-rsid="000a53d1"/>
    </style:style>
    <style:style style:name="T1" style:family="text">
      <style:text-properties officeooo:rsid="00058333"/>
    </style:style>
    <style:style style:name="T2" style:family="text">
      <style:text-properties officeooo:rsid="0006f92e"/>
    </style:style>
    <style:style style:name="T3" style:family="text">
      <style:text-properties officeooo:rsid="0007b809"/>
    </style:style>
    <style:style style:name="T4" style:family="text">
      <style:text-properties officeooo:rsid="000a53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Проекты:**</text:p>
      <text:p text:style-name="Standard"/>
      <text:p text:style-name="P9">**1. <text:a xlink:type="simple" xlink:href="https://github.com/KargapolovaEV/DataAnalyst/tree/main/Анализ%20действий%20маркетингового%20отдела" text:style-name="Internet_20_link" text:visited-style-name="Visited_20_Internet_20_Link"><text:span text:style-name="T4">Анализ маркетинга в приложении</text:span></text:a>** </text:p>
      <text:p text:style-name="P1"><text:span text:style-name="T1">(</text:span>pandas, seaborn, numpy, pyplot, datetime, timedelta<text:span text:style-name="T1">)</text:span></text:p>
      <text:p text:style-name="Standard"/>
      <text:p text:style-name="Standard">Узнаем почему реклама не дала результатов и бизнес несет убытки.</text:p>
      <text:p text:style-name="Standard">Для этого сделаем анализ признаков пользователей и их действий в программе. Рассчитаем суммы потраченные на рекламу в разрезе признаков. Оценим и проанализируем окупаемость рекламы с помощью LTV и ROI.</text:p>
      <text:p text:style-name="Standard"/>
      <text:p text:style-name="Standard">**2. Анализ и разработка плана действий по удержанию клиентов фитнес-центра**</text:p>
      <text:p text:style-name="P7">(pandas, matplotlib.pyplot, seaborn, itertools, numpy, sklearn.model_selection.train_test_split, sklearn.ensemble.RandomForestClassifier, sklearn.linear_model.LogisticRegression, sklearn.preprocessing.StandardScaler, sklearn.metrics. accuracy_score, precision_score, recall_score, f1_score, sklearn.cluster.Kmeans, scipy.cluster.hierarchy)</text:p>
      <text:p text:style-name="P7"/>
      <text:p text:style-name="Standard">Прогнозирование вероятности оттока (на уровне следующего месяца) для каждого клиента. Сформировать типичные портреты клиентов: выделить несколько наиболее ярких групп и охарактеризовать их основные свойства. Анализ основных признаков, наиболее сильно влияющих на отток. Выводы и рекомендации.</text:p>
      <text:p text:style-name="Standard"/>
      <text:p text:style-name="Standard">**3. <text:a xlink:type="simple" xlink:href="https://github.com/KargapolovaEV/DataAnalyst/tree/main/Воронка%20продаж%20и%20А:А:В-тестирование%20мобильного%20приложения" text:style-name="Internet_20_link" text:visited-style-name="Visited_20_Internet_20_Link">Воронка продаж и А/А/В-тестирование мобильного приложения</text:a>**</text:p>
      <text:p text:style-name="P4"><text:span text:style-name="T1">(</text:span>pandas, matplotlib.pyplot, seaborn, plotly.graph_objs, plotly.express, datetime, <text:span text:style-name="T2">scipy.stats</text:span>, numpy, math<text:span text:style-name="T1">)</text:span></text:p>
      <text:p text:style-name="Standard"/>
      <text:p text:style-name="Standard">Построим и проанализируем по шагам воронку продаж. Нужно разобраться, как ведут себя пользователи данного мобильного приложения.</text:p>
      <text:p text:style-name="Standard">Исследуем результаты A/A/B-эксперимента по изменению шрифта. Для этого разобьем пользователей на 3 группы: 2 контрольные со старыми шрифтами и одну экспериментальную — с новыми. По итогу тестирования выясним какой шрифт лучше.</text:p>
      <text:p text:style-name="Standard"/>
      <text:p text:style-name="Standard">**4. Выделение групп пользователей на основе поведения**</text:p>
      <text:p text:style-name="P8"><text:span text:style-name="T1">(</text:span>pandas, matplotlib.pyplot, seaborn, plotly.express, datetime, <text:span text:style-name="T2">scipy.stats</text:span>, numpy, math<text:span text:style-name="T1">)</text:span></text:p>
      <text:p text:style-name="Standard"/>
      <text:p text:style-name="Standard">Есть данные о событиях, совершенных в мобильном приложении "Ненужные вещи". В нем пользователи продают свои ненужные вещи, размещая их на доске объявлений. Требуется ответить на следующие вопросы:</text:p>
      <text:p text:style-name="Standard">- Пользователи какой группы склонны часто возвращаться в мобильное приложение (Retention rate)?</text:p>
      <text:p text:style-name="Standard">- Пользователи какой группы часто делают целевое событие (конверсия в целевое действие)?</text:p>
      <text:p text:style-name="Standard">- Как различается время между распространенными событиями пользователей из разных групп?</text:p>
      <text:p text:style-name="Standard"/>
      <text:p text:style-name="Standard">**5. <text:a xlink:type="simple" xlink:href="https://github.com/KargapolovaEV/DataAnalyst/tree/main/Запуск%20и%20анализ%20результов%20A:B-теста%20в%20интернет-компании" text:style-name="Internet_20_link" text:visited-style-name="Visited_20_Internet_20_Link">Запуск и анализ результов A/B-теста в крупной интернет-компании</text:a>**</text:p>
      <text:p text:style-name="P2">(pandas, scipy.stats, matplotlib.pyplot, datetime, numpy)</text:p>
      <text:p text:style-name="Standard"/>
      <text:p text:style-name="Standard">Требуется приоритизировать гипотезы из списка, запустить A/B-тест и проанализировать результаты: посмотрим графики <text:s/>кумулятивной выручки по группам и кумулятивного среднего чека по группам, <text:s/>график относительного изменения кумулятивного среднего чека группы B к группе A, <text:s/>график кумулятивной конверсии по группам, <text:s/>график относительного изменения кумулятивной конверсии группы B к группе A. Также посчитаем 95-й и 99-й перцентили количества заказов на пользователя и выберем границу для определения <text:soft-page-break/>аномальных пользователей. Это же сделаем для <text:s/>стоимости заказов. Посчитаем статистическую значимость различий <text:s/>в конверсии между группами/ среднем чеке заказа между группами.</text:p>
      <text:p text:style-name="Standard"/>
      <text:p text:style-name="Standard">**6. <text:a xlink:type="simple" xlink:href="https://github.com/KargapolovaEV/DataAnalyst/tree/main/Исследование%20надёжности%20заёмщиков" text:style-name="Internet_20_link" text:visited-style-name="Visited_20_Internet_20_Link">Исследование надёжности заёмщиков</text:a>**</text:p>
      <text:p text:style-name="P5">(pandas)</text:p>
      <text:p text:style-name="P5"/>
      <text:p text:style-name="Standard">Заказчик — кредитный отдел банка. Нужно разобраться, влияет ли семейное положение и количество детей клиента на факт погашения кредита в срок. </text:p>
      <text:p text:style-name="Standard"/>
      <text:p text:style-name="Standard">**7. <text:a xlink:type="simple" xlink:href="https://github.com/KargapolovaEV/DataAnalyst/tree/main/Исследование%20объявлений%20о%20продаже%20квартир%20в%20СПБ" text:style-name="Internet_20_link" text:visited-style-name="Visited_20_Internet_20_Link">Исследование объявлений о продаже квартир</text:a>**</text:p>
      <text:p text:style-name="P5">(pandas, matplotlib.pyplot)</text:p>
      <text:p text:style-name="P5"/>
      <text:p text:style-name="Standard">В нашем распоряжении архив объявлений о продаже квартир в Санкт-Петербурге и соседних населённых пунктах за несколько лет. Нужно определить рыночную стоимость объектов недвижимости. Наша задача — установить параметры. Это позволит построить автоматизированную систему: она отследит аномалии и мошенническую деятельность.</text:p>
      <text:p text:style-name="Standard"/>
      <text:p text:style-name="Standard">**8. <text:a xlink:type="simple" xlink:href="https://github.com/KargapolovaEV/DataAnalyst/tree/main/Определение%20перспективного%20тарифа%20для%20телеком%20компании" text:style-name="Internet_20_link" text:visited-style-name="Visited_20_Internet_20_Link">Определение перспективного тарифа для телеком компании</text:a>**</text:p>
      <text:p text:style-name="P3">(pandas, scipy.stats, matplotlib.pyplot, <text:span text:style-name="T3">seaborn</text:span>, numpy)</text:p>
      <text:p text:style-name="P3"/>
      <text:p text:style-name="Standard">Определим выгодный тарифный план для корректировки рекламного бюджета.</text:p>
      <text:p text:style-name="Standard">А также проверки гипотезы, что средняя выручка пользователей Ультра и Смарта различаются и средняя выручка пользователей из Москвы отличается от выручки пользователей из других регионов.</text:p>
      <text:p text:style-name="Standard"/>
      <text:p text:style-name="Standard">**9. <text:a xlink:type="simple" xlink:href="https://github.com/KargapolovaEV/DataAnalyst/tree/main/Определение%20успешных%20закономерностей%20игры" text:style-name="Internet_20_link" text:visited-style-name="Visited_20_Internet_20_Link">Определение успешных закономерностей игры</text:a>**</text:p>
      <text:p text:style-name="P3">(pandas, scipy.stats, matplotlib.pyplot, <text:span text:style-name="T3">seaborn</text:span>, numpy)</text:p>
      <text:p text:style-name="P3"/>
      <text:p text:style-name="Standard">Для интернет-магазине, который продаёт по всему миру компьютерные игры определим определяющие успешность игры закономерности. Из открытых источников доступны исторические данные о продажах игр, оценки пользователей и экспертов, жанры и платформы (например, Xbox или PlayStation). Выявим эту закономерность. Это позволит сделать ставку на потенциально популярный продукт и спланировать рекламные кампании. <text:s/></text:p>
      <text:p text:style-name="Standard"/>
      <text:p text:style-name="Standard">**10.Оценка результатов А/В-тестирования**</text:p>
      <text:p text:style-name="P6"><text:span text:style-name="T1">(</text:span>pandas, matplotlib.pyplot, seaborn, plotly.graph_objs, plotly.express, datetime, <text:span text:style-name="T2">scipy.stats</text:span>, numpy, math, sklearn.preprocessing<text:span text:style-name="T1">)</text:span></text:p>
      <text:p text:style-name="P6"/>
      <text:p text:style-name="Standard">В нашем распоряжении есть датасет с действиями пользователей, техническое задание и несколько вспомогательных датасетов. </text:p>
      <text:p text:style-name="Standard">Требуется оценить корректность проведения теста и проанализировать результаты теста.</text:p>
      <text:p text:style-name="Standard"/>
      <text:p text:style-name="Standard">**11. <text:a xlink:type="simple" xlink:href="https://github.com/KargapolovaEV/DataAnalyst/tree/main/Рынок%20питания%20Москвы" text:style-name="Internet_20_link" text:visited-style-name="Visited_20_Internet_20_Link">Исследование рынка заведений общественного питания Москвы</text:a>**</text:p>
      <text:p text:style-name="P5">(pandas, numpy, re, matplotlib.pyplot, seaborn, plotly.graph_objs, plotly.express, BytesIO, requests)</text:p>
      <text:p text:style-name="P5"/>
      <text:p text:style-name="Standard">Нужно подготовить презентацию исследования рынка заведений для инвесторов. Для этого проанализируем данные: рассмотрим виды общественного питания, соотношение сетевых и несетевых заведений, определим их характеристики, в каких заведениях наибольшее количество посадочных мест, выделим топ-10 улиц с наибольшим количеством заведений.</text:p>
      <text:p text:style-name="Standard"/>
      <text:p text:style-name="Standard"><text:soft-page-break/>**<text:span text:style-name="T1">12</text:span>. <text:a xlink:type="simple" xlink:href="https://github.com/KargapolovaEV/DataAnalyst/tree/main/Яндекс.Музыка" text:style-name="Internet_20_link" text:visited-style-name="Visited_20_Internet_20_Link">Исследование активности и музыкальных предпочтений пользователей Яндекс.Музыка в Москве и Санкт-Петербурге</text:a>**</text:p>
      <text:p text:style-name="P5">(pandas)</text:p>
      <text:p text:style-name="P5"/>
      <text:p text:style-name="Standard">Цель исследования — проверить три гипотезы, выдвинутые заказчико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2T15:40:36.893452107</meta:creation-date>
    <dc:date>2022-08-23T15:31:04.425628773</dc:date>
    <meta:editing-duration>PT31M14S</meta:editing-duration>
    <meta:editing-cycles>6</meta:editing-cycles>
    <meta:generator>LibreOffice/7.3.1.3$MacOSX_X86_64 LibreOffice_project/a69ca51ded25f3eefd52d7bf9a5fad8c90b87951</meta:generator>
    <meta:document-statistic meta:table-count="0" meta:image-count="0" meta:object-count="0" meta:page-count="3" meta:paragraph-count="44" meta:word-count="634" meta:character-count="5545" meta:non-whitespace-character-count="4940"/>
  </office:meta>
</office:document-meta>
</file>